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@roberiofagundes-Lenovo-IdeaPad-S145-15IGM:/home/roberiofagundes/Documentos/projetos# cd laradock</text:p>
      <text:p text:style-name="Standard">root@roberiofagundes-Lenovo-IdeaPad-S145-15IGM:/home/roberiofagundes/Documentos/projetos/laradock# docker-compose exec workspace</text:p>
      <text:p text:style-name="Standard">root@roberiofagundes-Lenovo-IdeaPad-S145-15IGM:/home/roberiofagundes/Documentos/projetos/laradock# docker-compose exec workspace bash/</text:p>
      <text:p text:style-name="Standard">OCI runtime exec failed: exec failed: container_linux.go:380: starting container process caused: exec: "bash/": stat bash/: no such file or directory: unknown</text:p>
      <text:p text:style-name="Standard">root@roberiofagundes-Lenovo-IdeaPad-S145-15IGM:/home/roberiofagundes/Documentos/projetos/laradock# docker-compose exec workspace /bash</text:p>
      <text:p text:style-name="Standard">OCI runtime exec failed: exec failed: container_linux.go:380: starting container process caused: exec: "/bash": stat /bash: no such file or directory: unknown</text:p>
      <text:p text:style-name="Standard">root@roberiofagundes-Lenovo-IdeaPad-S145-15IGM:/home/roberiofagundes/Documentos/projetos/laradock# docker-compose exec workspace /bin/bash</text:p>
      <text:p text:style-name="Standard">root@ef0a3f430308:/var/www# ls</text:p>
      <text:p text:style-name="Standard">laradock <text:s text:c="10"/>perfume-shop <text:s/>projetos-web <text:s text:c="2"/>sistema_estagio</text:p>
      <text:p text:style-name="Standard">{nome-do-projeto} <text:s/>projeto <text:s text:c="6"/>projetos-web2 <text:s/>sistema_patrimonio_ceraima</text:p>
      <text:p text:style-name="Standard">root@ef0a3f430308:/var/www# rm -r projeto</text:p>
      <text:p text:style-name="Standard">root@ef0a3f430308:/var/www# composer create-project laravel/laravel projeto</text:p>
      <text:p text:style-name="Standard">Creating a "laravel/laravel" project at "./projeto"</text:p>
      <text:p text:style-name="Standard">Installing laravel/laravel (v8.6.3)</text:p>
      <text:p text:style-name="Standard"><text:s text:c="2"/>- Downloading laravel/laravel (v8.6.3)</text:p>
      <text:p text:style-name="Standard"><text:s text:c="2"/>- Installing laravel/laravel (v8.6.3): Extracting archive</text:p>
      <text:p text:style-name="Standard">Created project in /var/www/projeto</text:p>
      <text:p text:style-name="Standard">&gt; @php -r "file_exists('.env') || copy('.env.example', '.env');"</text:p>
      <text:p text:style-name="Standard">Loading composer repositories with package information</text:p>
      <text:p text:style-name="Standard">Updating dependencies</text:p>
      <text:p text:style-name="Standard">Lock file operations: 107 installs, 0 updates, 0 removals</text:p>
      <text:p text:style-name="Standard"><text:s text:c="2"/>- Locking asm89/stack-cors (v2.0.3)</text:p>
      <text:p text:style-name="Standard"><text:s text:c="2"/>- Locking brick/math (0.9.3)</text:p>
      <text:p text:style-name="Standard"><text:s text:c="2"/>- Locking doctrine/inflector (2.0.3)</text:p>
      <text:p text:style-name="Standard"><text:s text:c="2"/>- Locking doctrine/instantiator (1.4.0)</text:p>
      <text:p text:style-name="Standard"><text:s text:c="2"/>- Locking doctrine/lexer (1.2.1)</text:p>
      <text:p text:style-name="Standard"><text:s text:c="2"/>- Locking dragonmantank/cron-expression (v3.1.0)</text:p>
      <text:p text:style-name="Standard"><text:s text:c="2"/>- Locking egulias/email-validator (2.1.25)</text:p>
      <text:p text:style-name="Standard"><text:s text:c="2"/>- Locking facade/flare-client-php (1.9.1)</text:p>
      <text:p text:style-name="Standard"><text:s text:c="2"/>- Locking facade/ignition (2.15.0)</text:p>
      <text:p text:style-name="Standard"><text:s text:c="2"/>- Locking facade/ignition-contracts (1.0.2)</text:p>
      <text:p text:style-name="Standard"><text:s text:c="2"/>- Locking fakerphp/faker (v1.16.0)</text:p>
      <text:p text:style-name="Standard"><text:s text:c="2"/>- Locking filp/whoops (2.14.4)</text:p>
      <text:p text:style-name="Standard"><text:s text:c="2"/>- Locking fruitcake/laravel-cors (v2.0.4)</text:p>
      <text:p text:style-name="Standard"><text:s text:c="2"/>- Locking graham-campbell/result-type (v1.0.2)</text:p>
      <text:p text:style-name="Standard"><text:s text:c="2"/>- Locking guzzlehttp/guzzle (7.3.0)</text:p>
      <text:p text:style-name="Standard"><text:s text:c="2"/>- Locking guzzlehttp/promises (1.5.0)</text:p>
      <text:p text:style-name="Standard"><text:s text:c="2"/>- Locking guzzlehttp/psr7 (2.1.0)</text:p>
      <text:p text:style-name="Standard"><text:s text:c="2"/>- Locking hamcrest/hamcrest-php (v2.0.1)</text:p>
      <text:p text:style-name="Standard"><text:s text:c="2"/>- Locking laravel/framework (v8.64.0)</text:p>
      <text:p text:style-name="Standard"><text:s text:c="2"/>- Locking laravel/sail (v1.12.0)</text:p>
      <text:p text:style-name="Standard"><text:s text:c="2"/>- Locking laravel/sanctum (v2.11.4)</text:p>
      <text:p text:style-name="Standard"><text:s text:c="2"/>- Locking laravel/serializable-closure (v1.0.3)</text:p>
      <text:p text:style-name="Standard"><text:s text:c="2"/>- Locking laravel/tinker (v2.6.2)</text:p>
      <text:p text:style-name="Standard"><text:s text:c="2"/>- Locking league/commonmark (1.6.6)</text:p>
      <text:p text:style-name="Standard"><text:soft-page-break/><text:s text:c="2"/>- Locking league/flysystem (1.1.5)</text:p>
      <text:p text:style-name="Standard"><text:s text:c="2"/>- Locking league/mime-type-detection (1.8.0)</text:p>
      <text:p text:style-name="Standard"><text:s text:c="2"/>- Locking mockery/mockery (1.4.4)</text:p>
      <text:p text:style-name="Standard"><text:s text:c="2"/>- Locking monolog/monolog (2.3.5)</text:p>
      <text:p text:style-name="Standard"><text:s text:c="2"/>- Locking myclabs/deep-copy (1.10.2)</text:p>
      <text:p text:style-name="Standard"><text:s text:c="2"/>- Locking nesbot/carbon (2.53.1)</text:p>
      <text:p text:style-name="Standard"><text:s text:c="2"/>- Locking nikic/php-parser (v4.13.0)</text:p>
      <text:p text:style-name="Standard"><text:s text:c="2"/>- Locking nunomaduro/collision (v5.10.0)</text:p>
      <text:p text:style-name="Standard"><text:s text:c="2"/>- Locking opis/closure (3.6.2)</text:p>
      <text:p text:style-name="Standard"><text:s text:c="2"/>- Locking phar-io/manifest (2.0.3)</text:p>
      <text:p text:style-name="Standard"><text:s text:c="2"/>- Locking phar-io/version (3.1.0)</text:p>
      <text:p text:style-name="Standard"><text:s text:c="2"/>- Locking phpdocumentor/reflection-common (2.2.0)</text:p>
      <text:p text:style-name="Standard"><text:s text:c="2"/>- Locking phpdocumentor/reflection-docblock (5.2.2)</text:p>
      <text:p text:style-name="Standard"><text:s text:c="2"/>- Locking phpdocumentor/type-resolver (1.5.1)</text:p>
      <text:p text:style-name="Standard"><text:s text:c="2"/>- Locking phpoption/phpoption (1.8.0)</text:p>
      <text:p text:style-name="Standard"><text:s text:c="2"/>- Locking phpspec/prophecy (1.14.0)</text:p>
      <text:p text:style-name="Standard"><text:s text:c="2"/>- Locking phpunit/php-code-coverage (9.2.7)</text:p>
      <text:p text:style-name="Standard"><text:s text:c="2"/>- Locking phpunit/php-file-iterator (3.0.5)</text:p>
      <text:p text:style-name="Standard"><text:s text:c="2"/>- Locking phpunit/php-invoker (3.1.1)</text:p>
      <text:p text:style-name="Standard"><text:s text:c="2"/>- Locking phpunit/php-text-template (2.0.4)</text:p>
      <text:p text:style-name="Standard"><text:s text:c="2"/>- Locking phpunit/php-timer (5.0.3)</text:p>
      <text:p text:style-name="Standard"><text:s text:c="2"/>- Locking phpunit/phpunit (9.5.10)</text:p>
      <text:p text:style-name="Standard"><text:s text:c="2"/>- Locking psr/container (1.1.1)</text:p>
      <text:p text:style-name="Standard"><text:s text:c="2"/>- Locking psr/event-dispatcher (1.0.0)</text:p>
      <text:p text:style-name="Standard"><text:s text:c="2"/>- Locking psr/http-client (1.0.1)</text:p>
      <text:p text:style-name="Standard"><text:s text:c="2"/>- Locking psr/http-factory (1.0.1)</text:p>
      <text:p text:style-name="Standard"><text:s text:c="2"/>- Locking psr/http-message (1.0.1)</text:p>
      <text:p text:style-name="Standard"><text:s text:c="2"/>- Locking psr/log (1.1.4)</text:p>
      <text:p text:style-name="Standard"><text:s text:c="2"/>- Locking psr/simple-cache (1.0.1)</text:p>
      <text:p text:style-name="Standard"><text:s text:c="2"/>- Locking psy/psysh (v0.10.9)</text:p>
      <text:p text:style-name="Standard"><text:s text:c="2"/>- Locking ralouphie/getallheaders (3.0.3)</text:p>
      <text:p text:style-name="Standard"><text:s text:c="2"/>- Locking ramsey/collection (1.2.2)</text:p>
      <text:p text:style-name="Standard"><text:s text:c="2"/>- Locking ramsey/uuid (4.2.3)</text:p>
      <text:p text:style-name="Standard"><text:s text:c="2"/>- Locking sebastian/cli-parser (1.0.1)</text:p>
      <text:p text:style-name="Standard"><text:s text:c="2"/>- Locking sebastian/code-unit (1.0.8)</text:p>
      <text:p text:style-name="Standard"><text:s text:c="2"/>- Locking sebastian/code-unit-reverse-lookup (2.0.3)</text:p>
      <text:p text:style-name="Standard"><text:s text:c="2"/>- Locking sebastian/comparator (4.0.6)</text:p>
      <text:p text:style-name="Standard"><text:s text:c="2"/>- Locking sebastian/complexity (2.0.2)</text:p>
      <text:p text:style-name="Standard"><text:s text:c="2"/>- Locking sebastian/diff (4.0.4)</text:p>
      <text:p text:style-name="Standard"><text:s text:c="2"/>- Locking sebastian/environment (5.1.3)</text:p>
      <text:p text:style-name="Standard"><text:s text:c="2"/>- Locking sebastian/exporter (4.0.3)</text:p>
      <text:p text:style-name="Standard"><text:s text:c="2"/>- Locking sebastian/global-state (5.0.3)</text:p>
      <text:p text:style-name="Standard"><text:s text:c="2"/>- Locking sebastian/lines-of-code (1.0.3)</text:p>
      <text:p text:style-name="Standard"><text:s text:c="2"/>- Locking sebastian/object-enumerator (4.0.4)</text:p>
      <text:p text:style-name="Standard"><text:s text:c="2"/>- Locking sebastian/object-reflector (2.0.4)</text:p>
      <text:p text:style-name="Standard"><text:s text:c="2"/>- Locking sebastian/recursion-context (4.0.4)</text:p>
      <text:p text:style-name="Standard"><text:s text:c="2"/>- Locking sebastian/resource-operations (3.0.3)</text:p>
      <text:p text:style-name="Standard"><text:s text:c="2"/>- Locking sebastian/type (2.3.4)</text:p>
      <text:p text:style-name="Standard"><text:s text:c="2"/>- Locking sebastian/version (3.0.2)</text:p>
      <text:p text:style-name="Standard"><text:s text:c="2"/>- Locking swiftmailer/swiftmailer (v6.2.7)</text:p>
      <text:p text:style-name="Standard"><text:s text:c="2"/>- Locking symfony/console (v5.3.7)</text:p>
      <text:p text:style-name="Standard"><text:s text:c="2"/>- Locking symfony/css-selector (v5.3.4)</text:p>
      <text:p text:style-name="Standard"><text:soft-page-break/><text:s text:c="2"/>- Locking symfony/deprecation-contracts (v2.4.0)</text:p>
      <text:p text:style-name="Standard"><text:s text:c="2"/>- Locking symfony/error-handler (v5.3.7)</text:p>
      <text:p text:style-name="Standard"><text:s text:c="2"/>- Locking symfony/event-dispatcher (v5.3.7)</text:p>
      <text:p text:style-name="Standard"><text:s text:c="2"/>- Locking symfony/event-dispatcher-contracts (v2.4.0)</text:p>
      <text:p text:style-name="Standard"><text:s text:c="2"/>- Locking symfony/finder (v5.3.7)</text:p>
      <text:p text:style-name="Standard"><text:s text:c="2"/>- Locking symfony/http-client-contracts (v2.4.0)</text:p>
      <text:p text:style-name="Standard"><text:s text:c="2"/>- Locking symfony/http-foundation (v5.3.7)</text:p>
      <text:p text:style-name="Standard"><text:s text:c="2"/>- Locking symfony/http-kernel (v5.3.9)</text:p>
      <text:p text:style-name="Standard"><text:s text:c="2"/>- Locking symfony/mime (v5.3.8)</text:p>
      <text:p text:style-name="Standard"><text:s text:c="2"/>- Locking symfony/polyfill-ctype (v1.23.0)</text:p>
      <text:p text:style-name="Standard"><text:s text:c="2"/>- Locking symfony/polyfill-iconv (v1.23.0)</text:p>
      <text:p text:style-name="Standard"><text:s text:c="2"/>- Locking symfony/polyfill-intl-grapheme (v1.23.1)</text:p>
      <text:p text:style-name="Standard"><text:s text:c="2"/>- Locking symfony/polyfill-intl-idn (v1.23.0)</text:p>
      <text:p text:style-name="Standard"><text:s text:c="2"/>- Locking symfony/polyfill-intl-normalizer (v1.23.0)</text:p>
      <text:p text:style-name="Standard"><text:s text:c="2"/>- Locking symfony/polyfill-mbstring (v1.23.1)</text:p>
      <text:p text:style-name="Standard"><text:s text:c="2"/>- Locking symfony/polyfill-php72 (v1.23.0)</text:p>
      <text:p text:style-name="Standard"><text:s text:c="2"/>- Locking symfony/polyfill-php73 (v1.23.0)</text:p>
      <text:p text:style-name="Standard"><text:s text:c="2"/>- Locking symfony/polyfill-php80 (v1.23.1)</text:p>
      <text:p text:style-name="Standard"><text:s text:c="2"/>- Locking symfony/polyfill-php81 (v1.23.0)</text:p>
      <text:p text:style-name="Standard"><text:s text:c="2"/>- Locking symfony/process (v5.3.7)</text:p>
      <text:p text:style-name="Standard"><text:s text:c="2"/>- Locking symfony/routing (v5.3.7)</text:p>
      <text:p text:style-name="Standard"><text:s text:c="2"/>- Locking symfony/service-contracts (v2.4.0)</text:p>
      <text:p text:style-name="Standard"><text:s text:c="2"/>- Locking symfony/string (v5.3.7)</text:p>
      <text:p text:style-name="Standard"><text:s text:c="2"/>- Locking symfony/translation (v5.3.9)</text:p>
      <text:p text:style-name="Standard"><text:s text:c="2"/>- Locking symfony/translation-contracts (v2.4.0)</text:p>
      <text:p text:style-name="Standard"><text:s text:c="2"/>- Locking symfony/var-dumper (v5.3.8)</text:p>
      <text:p text:style-name="Standard"><text:s text:c="2"/>- Locking theseer/tokenizer (1.2.1)</text:p>
      <text:p text:style-name="Standard"><text:s text:c="2"/>- Locking tijsverkoyen/css-to-inline-styles (2.2.3)</text:p>
      <text:p text:style-name="Standard"><text:s text:c="2"/>- Locking vlucas/phpdotenv (v5.3.1)</text:p>
      <text:p text:style-name="Standard"><text:s text:c="2"/>- Locking voku/portable-ascii (1.5.6)</text:p>
      <text:p text:style-name="Standard"><text:s text:c="2"/>- Locking webmozart/assert (1.10.0)</text:p>
      <text:p text:style-name="Standard">Writing lock file</text:p>
      <text:p text:style-name="Standard">Installing dependencies from lock file (including require-dev)</text:p>
      <text:p text:style-name="Standard">Package operations: 107 installs, 0 updates, 0 removals</text:p>
      <text:p text:style-name="Standard"><text:s text:c="2"/>- Downloading doctrine/inflector (2.0.3)</text:p>
      <text:p text:style-name="Standard"><text:s text:c="2"/>- Downloading doctrine/lexer (1.2.1)</text:p>
      <text:p text:style-name="Standard"><text:s text:c="2"/>- Downloading symfony/polyfill-ctype (v1.23.0)</text:p>
      <text:p text:style-name="Standard"><text:s text:c="2"/>- Downloading webmozart/assert (1.10.0)</text:p>
      <text:p text:style-name="Standard"><text:s text:c="2"/>- Downloading dragonmantank/cron-expression (v3.1.0)</text:p>
      <text:p text:style-name="Standard"><text:s text:c="2"/>- Downloading symfony/polyfill-php80 (v1.23.1)</text:p>
      <text:p text:style-name="Standard"><text:s text:c="2"/>- Downloading symfony/polyfill-mbstring (v1.23.1)</text:p>
      <text:p text:style-name="Standard"><text:s text:c="2"/>- Downloading symfony/var-dumper (v5.3.8)</text:p>
      <text:p text:style-name="Standard"><text:s text:c="2"/>- Downloading symfony/polyfill-intl-normalizer (v1.23.0)</text:p>
      <text:p text:style-name="Standard"><text:s text:c="2"/>- Downloading symfony/polyfill-intl-grapheme (v1.23.1)</text:p>
      <text:p text:style-name="Standard"><text:s text:c="2"/>- Downloading symfony/string (v5.3.7)</text:p>
      <text:p text:style-name="Standard"><text:s text:c="2"/>- Downloading psr/container (1.1.1)</text:p>
      <text:p text:style-name="Standard"><text:s text:c="2"/>- Downloading symfony/service-contracts (v2.4.0)</text:p>
      <text:p text:style-name="Standard"><text:s text:c="2"/>- Downloading symfony/polyfill-php73 (v1.23.0)</text:p>
      <text:p text:style-name="Standard"><text:s text:c="2"/>- Downloading symfony/deprecation-contracts (v2.4.0)</text:p>
      <text:p text:style-name="Standard"><text:s text:c="2"/>- Downloading symfony/console (v5.3.7)</text:p>
      <text:p text:style-name="Standard"><text:s text:c="2"/>- Downloading psr/log (1.1.4)</text:p>
      <text:p text:style-name="Standard"><text:s text:c="2"/>- Downloading monolog/monolog (2.3.5)</text:p>
      <text:p text:style-name="Standard"><text:soft-page-break/><text:s text:c="2"/>- Downloading voku/portable-ascii (1.5.6)</text:p>
      <text:p text:style-name="Standard"><text:s text:c="2"/>- Downloading phpoption/phpoption (1.8.0)</text:p>
      <text:p text:style-name="Standard"><text:s text:c="2"/>- Downloading graham-campbell/result-type (v1.0.2)</text:p>
      <text:p text:style-name="Standard"><text:s text:c="2"/>- Downloading vlucas/phpdotenv (v5.3.1)</text:p>
      <text:p text:style-name="Standard"><text:s text:c="2"/>- Downloading symfony/css-selector (v5.3.4)</text:p>
      <text:p text:style-name="Standard"><text:s text:c="2"/>- Downloading tijsverkoyen/css-to-inline-styles (2.2.3)</text:p>
      <text:p text:style-name="Standard"><text:s text:c="2"/>- Downloading symfony/routing (v5.3.7)</text:p>
      <text:p text:style-name="Standard"><text:s text:c="2"/>- Downloading symfony/process (v5.3.7)</text:p>
      <text:p text:style-name="Standard"><text:s text:c="2"/>- Downloading symfony/polyfill-php72 (v1.23.0)</text:p>
      <text:p text:style-name="Standard"><text:s text:c="2"/>- Downloading symfony/polyfill-intl-idn (v1.23.0)</text:p>
      <text:p text:style-name="Standard"><text:s text:c="2"/>- Downloading symfony/mime (v5.3.8)</text:p>
      <text:p text:style-name="Standard"><text:s text:c="2"/>- Downloading symfony/http-foundation (v5.3.7)</text:p>
      <text:p text:style-name="Standard"><text:s text:c="2"/>- Downloading symfony/http-client-contracts (v2.4.0)</text:p>
      <text:p text:style-name="Standard"><text:s text:c="2"/>- Downloading psr/event-dispatcher (1.0.0)</text:p>
      <text:p text:style-name="Standard"><text:s text:c="2"/>- Downloading symfony/event-dispatcher-contracts (v2.4.0)</text:p>
      <text:p text:style-name="Standard"><text:s text:c="2"/>- Downloading symfony/event-dispatcher (v5.3.7)</text:p>
      <text:p text:style-name="Standard"><text:s text:c="2"/>- Downloading symfony/error-handler (v5.3.7)</text:p>
      <text:p text:style-name="Standard"><text:s text:c="2"/>- Downloading symfony/http-kernel (v5.3.9)</text:p>
      <text:p text:style-name="Standard"><text:s text:c="2"/>- Downloading symfony/finder (v5.3.7)</text:p>
      <text:p text:style-name="Standard"><text:s text:c="2"/>- Downloading symfony/polyfill-iconv (v1.23.0)</text:p>
      <text:p text:style-name="Standard"><text:s text:c="2"/>- Downloading egulias/email-validator (2.1.25)</text:p>
      <text:p text:style-name="Standard"><text:s text:c="2"/>- Downloading swiftmailer/swiftmailer (v6.2.7)</text:p>
      <text:p text:style-name="Standard"><text:s text:c="2"/>- Downloading symfony/polyfill-php81 (v1.23.0)</text:p>
      <text:p text:style-name="Standard"><text:s text:c="2"/>- Downloading ramsey/collection (1.2.2)</text:p>
      <text:p text:style-name="Standard"><text:s text:c="2"/>- Downloading brick/math (0.9.3)</text:p>
      <text:p text:style-name="Standard"><text:s text:c="2"/>- Downloading ramsey/uuid (4.2.3)</text:p>
      <text:p text:style-name="Standard"><text:s text:c="2"/>- Downloading psr/simple-cache (1.0.1)</text:p>
      <text:p text:style-name="Standard"><text:s text:c="2"/>- Downloading opis/closure (3.6.2)</text:p>
      <text:p text:style-name="Standard"><text:s text:c="2"/>- Downloading symfony/translation-contracts (v2.4.0)</text:p>
      <text:p text:style-name="Standard"><text:s text:c="2"/>- Downloading symfony/translation (v5.3.9)</text:p>
      <text:p text:style-name="Standard"><text:s text:c="2"/>- Downloading nesbot/carbon (2.53.1)</text:p>
      <text:p text:style-name="Standard"><text:s text:c="2"/>- Downloading league/mime-type-detection (1.8.0)</text:p>
      <text:p text:style-name="Standard"><text:s text:c="2"/>- Downloading league/flysystem (1.1.5)</text:p>
      <text:p text:style-name="Standard"><text:s text:c="2"/>- Downloading league/commonmark (1.6.6)</text:p>
      <text:p text:style-name="Standard"><text:s text:c="2"/>- Downloading laravel/serializable-closure (v1.0.3)</text:p>
      <text:p text:style-name="Standard"><text:s text:c="2"/>- Downloading laravel/framework (v8.64.0)</text:p>
      <text:p text:style-name="Standard"><text:s text:c="2"/>- Downloading facade/ignition-contracts (1.0.2)</text:p>
      <text:p text:style-name="Standard"><text:s text:c="2"/>- Downloading facade/flare-client-php (1.9.1)</text:p>
      <text:p text:style-name="Standard"><text:s text:c="2"/>- Downloading facade/ignition (2.15.0)</text:p>
      <text:p text:style-name="Standard"><text:s text:c="2"/>- Downloading fakerphp/faker (v1.16.0)</text:p>
      <text:p text:style-name="Standard"><text:s text:c="2"/>- Downloading asm89/stack-cors (v2.0.3)</text:p>
      <text:p text:style-name="Standard"><text:s text:c="2"/>- Downloading fruitcake/laravel-cors (v2.0.4)</text:p>
      <text:p text:style-name="Standard"><text:s text:c="2"/>- Downloading psr/http-message (1.0.1)</text:p>
      <text:p text:style-name="Standard"><text:s text:c="2"/>- Downloading psr/http-client (1.0.1)</text:p>
      <text:p text:style-name="Standard"><text:s text:c="2"/>- Downloading ralouphie/getallheaders (3.0.3)</text:p>
      <text:p text:style-name="Standard"><text:s text:c="2"/>- Downloading psr/http-factory (1.0.1)</text:p>
      <text:p text:style-name="Standard"><text:s text:c="2"/>- Downloading guzzlehttp/psr7 (2.1.0)</text:p>
      <text:p text:style-name="Standard"><text:s text:c="2"/>- Downloading guzzlehttp/promises (1.5.0)</text:p>
      <text:p text:style-name="Standard"><text:s text:c="2"/>- Downloading guzzlehttp/guzzle (7.3.0)</text:p>
      <text:p text:style-name="Standard"><text:s text:c="2"/>- Downloading laravel/sail (v1.12.0)</text:p>
      <text:p text:style-name="Standard"><text:s text:c="2"/>- Downloading laravel/sanctum (v2.11.4)</text:p>
      <text:p text:style-name="Standard"><text:s text:c="2"/>- Downloading nikic/php-parser (v4.13.0)</text:p>
      <text:p text:style-name="Standard"><text:soft-page-break/><text:s text:c="2"/>- Downloading psy/psysh (v0.10.9)</text:p>
      <text:p text:style-name="Standard"><text:s text:c="2"/>- Downloading laravel/tinker (v2.6.2)</text:p>
      <text:p text:style-name="Standard"><text:s text:c="2"/>- Downloading hamcrest/hamcrest-php (v2.0.1)</text:p>
      <text:p text:style-name="Standard"><text:s text:c="2"/>- Downloading mockery/mockery (1.4.4)</text:p>
      <text:p text:style-name="Standard"><text:s text:c="2"/>- Downloading filp/whoops (2.14.4)</text:p>
      <text:p text:style-name="Standard"><text:s text:c="2"/>- Downloading nunomaduro/collision (v5.10.0)</text:p>
      <text:p text:style-name="Standard"><text:s text:c="2"/>- Downloading phpdocumentor/reflection-common (2.2.0)</text:p>
      <text:p text:style-name="Standard"><text:s text:c="2"/>- Downloading phpdocumentor/type-resolver (1.5.1)</text:p>
      <text:p text:style-name="Standard"><text:s text:c="2"/>- Downloading phpdocumentor/reflection-docblock (5.2.2)</text:p>
      <text:p text:style-name="Standard"><text:s text:c="2"/>- Downloading sebastian/version (3.0.2)</text:p>
      <text:p text:style-name="Standard"><text:s text:c="2"/>- Downloading sebastian/type (2.3.4)</text:p>
      <text:p text:style-name="Standard"><text:s text:c="2"/>- Downloading sebastian/resource-operations (3.0.3)</text:p>
      <text:p text:style-name="Standard"><text:s text:c="2"/>- Downloading sebastian/recursion-context (4.0.4)</text:p>
      <text:p text:style-name="Standard"><text:s text:c="2"/>- Downloading sebastian/object-reflector (2.0.4)</text:p>
      <text:p text:style-name="Standard"><text:s text:c="2"/>- Downloading sebastian/object-enumerator (4.0.4)</text:p>
      <text:p text:style-name="Standard"><text:s text:c="2"/>- Downloading sebastian/global-state (5.0.3)</text:p>
      <text:p text:style-name="Standard"><text:s text:c="2"/>- Downloading sebastian/exporter (4.0.3)</text:p>
      <text:p text:style-name="Standard"><text:s text:c="2"/>- Downloading sebastian/environment (5.1.3)</text:p>
      <text:p text:style-name="Standard"><text:s text:c="2"/>- Downloading sebastian/diff (4.0.4)</text:p>
      <text:p text:style-name="Standard"><text:s text:c="2"/>- Downloading sebastian/comparator (4.0.6)</text:p>
      <text:p text:style-name="Standard"><text:s text:c="2"/>- Downloading sebastian/code-unit (1.0.8)</text:p>
      <text:p text:style-name="Standard"><text:s text:c="2"/>- Downloading sebastian/cli-parser (1.0.1)</text:p>
      <text:p text:style-name="Standard"><text:s text:c="2"/>- Downloading phpunit/php-timer (5.0.3)</text:p>
      <text:p text:style-name="Standard"><text:s text:c="2"/>- Downloading phpunit/php-text-template (2.0.4)</text:p>
      <text:p text:style-name="Standard"><text:s text:c="2"/>- Downloading phpunit/php-invoker (3.1.1)</text:p>
      <text:p text:style-name="Standard"><text:s text:c="2"/>- Downloading phpunit/php-file-iterator (3.0.5)</text:p>
      <text:p text:style-name="Standard"><text:s text:c="2"/>- Downloading theseer/tokenizer (1.2.1)</text:p>
      <text:p text:style-name="Standard"><text:s text:c="2"/>- Downloading sebastian/lines-of-code (1.0.3)</text:p>
      <text:p text:style-name="Standard"><text:s text:c="2"/>- Downloading sebastian/complexity (2.0.2)</text:p>
      <text:p text:style-name="Standard"><text:s text:c="2"/>- Downloading sebastian/code-unit-reverse-lookup (2.0.3)</text:p>
      <text:p text:style-name="Standard"><text:s text:c="2"/>- Downloading phpunit/php-code-coverage (9.2.7)</text:p>
      <text:p text:style-name="Standard"><text:s text:c="2"/>- Downloading doctrine/instantiator (1.4.0)</text:p>
      <text:p text:style-name="Standard"><text:s text:c="2"/>- Downloading phpspec/prophecy (1.14.0)</text:p>
      <text:p text:style-name="Standard"><text:s text:c="2"/>- Downloading phar-io/version (3.1.0)</text:p>
      <text:p text:style-name="Standard"><text:s text:c="2"/>- Downloading phar-io/manifest (2.0.3)</text:p>
      <text:p text:style-name="Standard"><text:s text:c="2"/>- Downloading myclabs/deep-copy (1.10.2)</text:p>
      <text:p text:style-name="Standard"><text:s text:c="2"/>- Downloading phpunit/phpunit (9.5.10)</text:p>
      <text:p text:style-name="Standard"><text:s text:c="2"/>- Installing doctrine/inflector (2.0.3): Extracting archive</text:p>
      <text:p text:style-name="Standard"><text:s text:c="2"/>- Installing doctrine/lexer (1.2.1): Extracting archive</text:p>
      <text:p text:style-name="Standard"><text:s text:c="2"/>- Installing symfony/polyfill-ctype (v1.23.0): Extracting archive</text:p>
      <text:p text:style-name="Standard"><text:s text:c="2"/>- Installing webmozart/assert (1.10.0): Extracting archive</text:p>
      <text:p text:style-name="Standard"><text:s text:c="2"/>- Installing dragonmantank/cron-expression (v3.1.0): Extracting archive</text:p>
      <text:p text:style-name="Standard"><text:s text:c="2"/>- Installing symfony/polyfill-php80 (v1.23.1): Extracting archive</text:p>
      <text:p text:style-name="Standard"><text:s text:c="2"/>- Installing symfony/polyfill-mbstring (v1.23.1): Extracting archive</text:p>
      <text:p text:style-name="Standard"><text:s text:c="2"/>- Installing symfony/var-dumper (v5.3.8): Extracting archive</text:p>
      <text:p text:style-name="Standard"><text:s text:c="2"/>- Installing symfony/polyfill-intl-normalizer (v1.23.0): Extracting archive</text:p>
      <text:p text:style-name="Standard"><text:s text:c="2"/>- Installing symfony/polyfill-intl-grapheme (v1.23.1): Extracting archive</text:p>
      <text:p text:style-name="Standard"><text:s text:c="2"/>- Installing symfony/string (v5.3.7): Extracting archive</text:p>
      <text:p text:style-name="Standard"><text:s text:c="2"/>- Installing psr/container (1.1.1): Extracting archive</text:p>
      <text:p text:style-name="Standard"><text:s text:c="2"/>- Installing symfony/service-contracts (v2.4.0): Extracting archive</text:p>
      <text:p text:style-name="Standard"><text:s text:c="2"/>- Installing symfony/polyfill-php73 (v1.23.0): Extracting archive</text:p>
      <text:p text:style-name="Standard"><text:s text:c="2"/>- Installing symfony/deprecation-contracts (v2.4.0): Extracting archive</text:p>
      <text:p text:style-name="Standard"><text:soft-page-break/><text:s text:c="2"/>- Installing symfony/console (v5.3.7): Extracting archive</text:p>
      <text:p text:style-name="Standard"><text:s text:c="2"/>- Installing psr/log (1.1.4): Extracting archive</text:p>
      <text:p text:style-name="Standard"><text:s text:c="2"/>- Installing monolog/monolog (2.3.5): Extracting archive</text:p>
      <text:p text:style-name="Standard"><text:s text:c="2"/>- Installing voku/portable-ascii (1.5.6): Extracting archive</text:p>
      <text:p text:style-name="Standard"><text:s text:c="2"/>- Installing phpoption/phpoption (1.8.0): Extracting archive</text:p>
      <text:p text:style-name="Standard"><text:s text:c="2"/>- Installing graham-campbell/result-type (v1.0.2): Extracting archive</text:p>
      <text:p text:style-name="Standard"><text:s text:c="2"/>- Installing vlucas/phpdotenv (v5.3.1): Extracting archive</text:p>
      <text:p text:style-name="Standard"><text:s text:c="2"/>- Installing symfony/css-selector (v5.3.4): Extracting archive</text:p>
      <text:p text:style-name="Standard"><text:s text:c="2"/>- Installing tijsverkoyen/css-to-inline-styles (2.2.3): Extracting archive</text:p>
      <text:p text:style-name="Standard"><text:s text:c="2"/>- Installing symfony/routing (v5.3.7): Extracting archive</text:p>
      <text:p text:style-name="Standard"><text:s text:c="2"/>- Installing symfony/process (v5.3.7): Extracting archive</text:p>
      <text:p text:style-name="Standard"><text:s text:c="2"/>- Installing symfony/polyfill-php72 (v1.23.0): Extracting archive</text:p>
      <text:p text:style-name="Standard"><text:s text:c="2"/>- Installing symfony/polyfill-intl-idn (v1.23.0): Extracting archive</text:p>
      <text:p text:style-name="Standard"><text:s text:c="2"/>- Installing symfony/mime (v5.3.8): Extracting archive</text:p>
      <text:p text:style-name="Standard"><text:s text:c="2"/>- Installing symfony/http-foundation (v5.3.7): Extracting archive</text:p>
      <text:p text:style-name="Standard"><text:s text:c="2"/>- Installing symfony/http-client-contracts (v2.4.0): Extracting archive</text:p>
      <text:p text:style-name="Standard"><text:s text:c="2"/>- Installing psr/event-dispatcher (1.0.0): Extracting archive</text:p>
      <text:p text:style-name="Standard"><text:s text:c="2"/>- Installing symfony/event-dispatcher-contracts (v2.4.0): Extracting archive</text:p>
      <text:p text:style-name="Standard"><text:s text:c="2"/>- Installing symfony/event-dispatcher (v5.3.7): Extracting archive</text:p>
      <text:p text:style-name="Standard"><text:s text:c="2"/>- Installing symfony/error-handler (v5.3.7): Extracting archive</text:p>
      <text:p text:style-name="Standard"><text:s text:c="2"/>- Installing symfony/http-kernel (v5.3.9): Extracting archive</text:p>
      <text:p text:style-name="Standard"><text:s text:c="2"/>- Installing symfony/finder (v5.3.7): Extracting archive</text:p>
      <text:p text:style-name="Standard"><text:s text:c="2"/>- Installing symfony/polyfill-iconv (v1.23.0): Extracting archive</text:p>
      <text:p text:style-name="Standard"><text:s text:c="2"/>- Installing egulias/email-validator (2.1.25): Extracting archive</text:p>
      <text:p text:style-name="Standard"><text:s text:c="2"/>- Installing swiftmailer/swiftmailer (v6.2.7): Extracting archive</text:p>
      <text:p text:style-name="Standard"><text:s text:c="2"/>- Installing symfony/polyfill-php81 (v1.23.0): Extracting archive</text:p>
      <text:p text:style-name="Standard"><text:s text:c="2"/>- Installing ramsey/collection (1.2.2): Extracting archive</text:p>
      <text:p text:style-name="Standard"><text:s text:c="2"/>- Installing brick/math (0.9.3): Extracting archive</text:p>
      <text:p text:style-name="Standard"><text:s text:c="2"/>- Installing ramsey/uuid (4.2.3): Extracting archive</text:p>
      <text:p text:style-name="Standard"><text:s text:c="2"/>- Installing psr/simple-cache (1.0.1): Extracting archive</text:p>
      <text:p text:style-name="Standard"><text:s text:c="2"/>- Installing opis/closure (3.6.2): Extracting archive</text:p>
      <text:p text:style-name="Standard"><text:s text:c="2"/>- Installing symfony/translation-contracts (v2.4.0): Extracting archive</text:p>
      <text:p text:style-name="Standard"><text:s text:c="2"/>- Installing symfony/translation (v5.3.9): Extracting archive</text:p>
      <text:p text:style-name="Standard"><text:s text:c="2"/>- Installing nesbot/carbon (2.53.1): Extracting archive</text:p>
      <text:p text:style-name="Standard"><text:s text:c="2"/>- Installing league/mime-type-detection (1.8.0): Extracting archive</text:p>
      <text:p text:style-name="Standard"><text:s text:c="2"/>- Installing league/flysystem (1.1.5): Extracting archive</text:p>
      <text:p text:style-name="Standard"><text:s text:c="2"/>- Installing league/commonmark (1.6.6): Extracting archive</text:p>
      <text:p text:style-name="Standard"><text:s text:c="2"/>- Installing laravel/serializable-closure (v1.0.3): Extracting archive</text:p>
      <text:p text:style-name="Standard"><text:s text:c="2"/>- Installing laravel/framework (v8.64.0): Extracting archive</text:p>
      <text:p text:style-name="Standard"><text:s text:c="2"/>- Installing facade/ignition-contracts (1.0.2): Extracting archive</text:p>
      <text:p text:style-name="Standard"><text:s text:c="2"/>- Installing facade/flare-client-php (1.9.1): Extracting archive</text:p>
      <text:p text:style-name="Standard"><text:s text:c="2"/>- Installing facade/ignition (2.15.0): Extracting archive</text:p>
      <text:p text:style-name="Standard"><text:s text:c="2"/>- Installing fakerphp/faker (v1.16.0): Extracting archive</text:p>
      <text:p text:style-name="Standard"><text:s text:c="2"/>- Installing asm89/stack-cors (v2.0.3): Extracting archive</text:p>
      <text:p text:style-name="Standard"><text:s text:c="2"/>- Installing fruitcake/laravel-cors (v2.0.4): Extracting archive</text:p>
      <text:p text:style-name="Standard"><text:s text:c="2"/>- Installing psr/http-message (1.0.1): Extracting archive</text:p>
      <text:p text:style-name="Standard"><text:s text:c="2"/>- Installing psr/http-client (1.0.1): Extracting archive</text:p>
      <text:p text:style-name="Standard"><text:s text:c="2"/>- Installing ralouphie/getallheaders (3.0.3): Extracting archive</text:p>
      <text:p text:style-name="Standard"><text:s text:c="2"/>- Installing psr/http-factory (1.0.1): Extracting archive</text:p>
      <text:p text:style-name="Standard"><text:s text:c="2"/>- Installing guzzlehttp/psr7 (2.1.0): Extracting archive</text:p>
      <text:p text:style-name="Standard"><text:s text:c="2"/>- Installing guzzlehttp/promises (1.5.0): Extracting archive</text:p>
      <text:p text:style-name="Standard"><text:s text:c="2"/>- Installing guzzlehttp/guzzle (7.3.0): Extracting archive</text:p>
      <text:p text:style-name="Standard"><text:soft-page-break/><text:s text:c="2"/>- Installing laravel/sail (v1.12.0): Extracting archive</text:p>
      <text:p text:style-name="Standard"><text:s text:c="2"/>- Installing laravel/sanctum (v2.11.4): Extracting archive</text:p>
      <text:p text:style-name="Standard"><text:s text:c="2"/>- Installing nikic/php-parser (v4.13.0): Extracting archive</text:p>
      <text:p text:style-name="Standard"><text:s text:c="2"/>- Installing psy/psysh (v0.10.9): Extracting archive</text:p>
      <text:p text:style-name="Standard"><text:s text:c="2"/>- Installing laravel/tinker (v2.6.2): Extracting archive</text:p>
      <text:p text:style-name="Standard"><text:s text:c="2"/>- Installing hamcrest/hamcrest-php (v2.0.1): Extracting archive</text:p>
      <text:p text:style-name="Standard"><text:s text:c="2"/>- Installing mockery/mockery (1.4.4): Extracting archive</text:p>
      <text:p text:style-name="Standard"><text:s text:c="2"/>- Installing filp/whoops (2.14.4): Extracting archive</text:p>
      <text:p text:style-name="Standard"><text:s text:c="2"/>- Installing nunomaduro/collision (v5.10.0): Extracting archive</text:p>
      <text:p text:style-name="Standard"><text:s text:c="2"/>- Installing phpdocumentor/reflection-common (2.2.0): Extracting archive</text:p>
      <text:p text:style-name="Standard"><text:s text:c="2"/>- Installing phpdocumentor/type-resolver (1.5.1): Extracting archive</text:p>
      <text:p text:style-name="Standard"><text:s text:c="2"/>- Installing phpdocumentor/reflection-docblock (5.2.2): Extracting archive</text:p>
      <text:p text:style-name="Standard"><text:s text:c="2"/>- Installing sebastian/version (3.0.2): Extracting archive</text:p>
      <text:p text:style-name="Standard"><text:s text:c="2"/>- Installing sebastian/type (2.3.4): Extracting archive</text:p>
      <text:p text:style-name="Standard"><text:s text:c="2"/>- Installing sebastian/resource-operations (3.0.3): Extracting archive</text:p>
      <text:p text:style-name="Standard"><text:s text:c="2"/>- Installing sebastian/recursion-context (4.0.4): Extracting archive</text:p>
      <text:p text:style-name="Standard"><text:s text:c="2"/>- Installing sebastian/object-reflector (2.0.4): Extracting archive</text:p>
      <text:p text:style-name="Standard"><text:s text:c="2"/>- Installing sebastian/object-enumerator (4.0.4): Extracting archive</text:p>
      <text:p text:style-name="Standard"><text:s text:c="2"/>- Installing sebastian/global-state (5.0.3): Extracting archive</text:p>
      <text:p text:style-name="Standard"><text:s text:c="2"/>- Installing sebastian/exporter (4.0.3): Extracting archive</text:p>
      <text:p text:style-name="Standard"><text:s text:c="2"/>- Installing sebastian/environment (5.1.3): Extracting archive</text:p>
      <text:p text:style-name="Standard"><text:s text:c="2"/>- Installing sebastian/diff (4.0.4): Extracting archive</text:p>
      <text:p text:style-name="Standard"><text:s text:c="2"/>- Installing sebastian/comparator (4.0.6): Extracting archive</text:p>
      <text:p text:style-name="Standard"><text:s text:c="2"/>- Installing sebastian/code-unit (1.0.8): Extracting archive</text:p>
      <text:p text:style-name="Standard"><text:s text:c="2"/>- Installing sebastian/cli-parser (1.0.1): Extracting archive</text:p>
      <text:p text:style-name="Standard"><text:s text:c="2"/>- Installing phpunit/php-timer (5.0.3): Extracting archive</text:p>
      <text:p text:style-name="Standard"><text:s text:c="2"/>- Installing phpunit/php-text-template (2.0.4): Extracting archive</text:p>
      <text:p text:style-name="Standard"><text:s text:c="2"/>- Installing phpunit/php-invoker (3.1.1): Extracting archive</text:p>
      <text:p text:style-name="Standard"><text:s text:c="2"/>- Installing phpunit/php-file-iterator (3.0.5): Extracting archive</text:p>
      <text:p text:style-name="Standard"><text:s text:c="2"/>- Installing theseer/tokenizer (1.2.1): Extracting archive</text:p>
      <text:p text:style-name="Standard"><text:s text:c="2"/>- Installing sebastian/lines-of-code (1.0.3): Extracting archive</text:p>
      <text:p text:style-name="Standard"><text:s text:c="2"/>- Installing sebastian/complexity (2.0.2): Extracting archive</text:p>
      <text:p text:style-name="Standard"><text:s text:c="2"/>- Installing sebastian/code-unit-reverse-lookup (2.0.3): Extracting archive</text:p>
      <text:p text:style-name="Standard"><text:s text:c="2"/>- Installing phpunit/php-code-coverage (9.2.7): Extracting archive</text:p>
      <text:p text:style-name="Standard"><text:s text:c="2"/>- Installing doctrine/instantiator (1.4.0): Extracting archive</text:p>
      <text:p text:style-name="Standard"><text:s text:c="2"/>- Installing phpspec/prophecy (1.14.0): Extracting archive</text:p>
      <text:p text:style-name="Standard"><text:s text:c="2"/>- Installing phar-io/version (3.1.0): Extracting archive</text:p>
      <text:p text:style-name="Standard"><text:s text:c="2"/>- Installing phar-io/manifest (2.0.3): Extracting archive</text:p>
      <text:p text:style-name="Standard"><text:s text:c="2"/>- Installing myclabs/deep-copy (1.10.2): Extracting archive</text:p>
      <text:p text:style-name="Standard"><text:s text:c="2"/>- Installing phpunit/phpunit (9.5.10): Extracting archive</text:p>
      <text:p text:style-name="Standard">62 package suggestions were added by new dependencies, use `composer suggest` to see details.</text:p>
      <text:p text:style-name="Standard">Generating optimized autoload files</text:p>
      <text:p text:style-name="Standard">&gt; Illuminate\Foundation\ComposerScripts::postAutoloadDump</text:p>
      <text:p text:style-name="Standard">&gt; @php artisan package:discover --ansi</text:p>
      <text:p text:style-name="Standard">Discovered Package: facade/ignition</text:p>
      <text:p text:style-name="Standard">Discovered Package: fruitcake/laravel-cors</text:p>
      <text:p text:style-name="Standard">Discovered Package: laravel/sail</text:p>
      <text:p text:style-name="Standard">Discovered Package: laravel/sanctum</text:p>
      <text:p text:style-name="Standard">Discovered Package: laravel/tinker</text:p>
      <text:p text:style-name="Standard">Discovered Package: nesbot/carbon</text:p>
      <text:p text:style-name="Standard">Discovered Package: nunomaduro/collision</text:p>
      <text:p text:style-name="Standard">Package manifest generated successfully.</text:p>
      <text:p text:style-name="Standard"><text:soft-page-break/>77 packages you are using are looking for funding.</text:p>
      <text:p text:style-name="Standard">Use the `composer fund` command to find out more!</text:p>
      <text:p text:style-name="Standard">&gt; @php artisan vendor:publish --tag=laravel-assets --ansi</text:p>
      <text:p text:style-name="Standard">No publishable resources for tag [laravel-assets].</text:p>
      <text:p text:style-name="Standard">Publishing complete.</text:p>
      <text:p text:style-name="Standard">&gt; @php artisan key:generate --ansi</text:p>
      <text:p text:style-name="Standard">Application key set successfully.</text:p>
      <text:p text:style-name="Standard">root@ef0a3f430308:/var/www# </text:p>
      <text:p text:style-name="Standard"/>
      <text:p text:style-name="Standard"/>
      <text:p text:style-name="Standard">root@ef0a3f430308:/var/www# cd projeto</text:p>
      <text:p text:style-name="Standard">root@ef0a3f430308:/var/www/projeto# ls</text:p>
      <text:p text:style-name="Standard">app <text:s text:c="5"/>bootstrap <text:s text:c="5"/>composer.lock <text:s/>database <text:s text:c="5"/>phpunit.xml <text:s/>README.md <text:s/>routes <text:s text:c="5"/>storage <text:s/>vendor</text:p>
      <text:p text:style-name="Standard">artisan <text:s/>composer.json <text:s/>config <text:s text:c="8"/>package.json <text:s/>public <text:s text:c="6"/>resources <text:s/>server.php <text:s/>tests <text:s text:c="3"/>webpack.mix.js</text:p>
      <text:p text:style-name="Standard">root@ef0a3f430308:/var/www/projeto# cp .env.example .env</text:p>
      <text:p text:style-name="Standard">root@ef0a3f430308:/var/www/projeto# chmod -R 777 storage</text:p>
      <text:p text:style-name="Standard">root@ef0a3f430308:/var/www/projeto# php artisan key:generate</text:p>
      <text:p text:style-name="Standard">Application key set successfully.</text:p>
      <text:p text:style-name="Standard">root@ef0a3f430308:/var/www/projeto# php artisan storage:link</text:p>
      <text:p text:style-name="Standard">The [/var/www/projeto/public/storage] link has been connected to [/var/www/projeto/storage/app/public].</text:p>
      <text:p text:style-name="Standard">The links have been created.</text:p>
      <text:p text:style-name="Standard">root@ef0a3f430308:/var/www/projeto# </text:p>
      <text:p text:style-name="Standard"/>
      <text:p text:style-name="Standard">root@ef0a3f430308:/var/www/projeto# php artisan migrate</text:p>
      <text:p text:style-name="Standard">Migration table created successfully.</text:p>
      <text:p text:style-name="Standard">Migrating: 2014_10_12_000000_create_users_table</text:p>
      <text:p text:style-name="Standard">Migrated: <text:s/>2014_10_12_000000_create_users_table (375.39ms)</text:p>
      <text:p text:style-name="Standard">Migrating: 2014_10_12_100000_create_password_resets_table</text:p>
      <text:p text:style-name="Standard">Migrated: <text:s/>2014_10_12_100000_create_password_resets_table (314.68ms)</text:p>
      <text:p text:style-name="Standard">Migrating: 2019_08_19_000000_create_failed_jobs_table</text:p>
      <text:p text:style-name="Standard">Migrated: <text:s/>2019_08_19_000000_create_failed_jobs_table (245.93ms)</text:p>
      <text:p text:style-name="Standard">Migrating: 2019_12_14_000001_create_personal_access_tokens_table</text:p>
      <text:p text:style-name="Standard">Migrated: <text:s/>2019_12_14_000001_create_personal_access_tokens_table (374.06ms)</text:p>
      <text:p text:style-name="Standard">root@ef0a3f430308:/var/www/projeto#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22:45:11.843738647</meta:creation-date>
    <meta:generator>LibreOffice/7.2.1.2$Linux_X86_64 LibreOffice_project/20$Build-2</meta:generator>
    <dc:date>2021-10-15T23:13:13.814730957</dc:date>
    <meta:editing-duration>PT17M51S</meta:editing-duration>
    <meta:editing-cycles>3</meta:editing-cycles>
    <meta:document-statistic meta:table-count="0" meta:image-count="0" meta:object-count="0" meta:page-count="8" meta:paragraph-count="388" meta:word-count="1829" meta:character-count="19872" meta:non-whitespace-character-count="17715"/>
  </office:meta>
</office:document-meta>
</file>